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9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226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lor ABS</text:p>
          </table:table-cell>
          <table:table-cell table:style-name="ce1" office:value-type="string" calcext:value-type="string">
            <text:p>Model status</text:p>
          </table:table-cell>
          <table:table-cell table:style-name="ce5" office:value-type="string" calcext:value-type="string">
            <text:p>Number request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opah_extruder_body_v0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opah_extruder_brace_v0.3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beefy_extruder_idler_v0.3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opah_extruder_mount_v1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jonaskuehling_gregs-wade-ao-v3-washer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fan_duct_left_v0.7.4.1d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fan_duct_right_v0.7.4.1d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atsink_fan_duct_opah_v1.1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beefy_idler_latch_v2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rringbone_large_gear_v1.3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rringbone_small_gear-1.1-highres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4"/>
          <table:table-cell table:style-name="ce6" table:number-columns-repeated="3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6:03:00.894625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1T16:03:07.091496275</dc:date>
    <meta:editing-duration>PT7H12M20S</meta:editing-duration>
    <meta:editing-cycles>19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56" meta:object-count="0"/>
  </office:meta>
</office:document-meta>
</file>